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ca68" officeooo:paragraph-rsid="000cca68"/>
    </style:style>
    <style:style style:name="P2" style:family="paragraph" style:parent-style-name="Standard">
      <style:text-properties officeooo:rsid="000cca68" officeooo:paragraph-rsid="000e8ecf"/>
    </style:style>
    <style:style style:name="P3" style:family="paragraph" style:parent-style-name="Standard">
      <style:text-properties officeooo:rsid="000e8ecf" officeooo:paragraph-rsid="000e8ecf"/>
    </style:style>
    <style:style style:name="P4" style:family="paragraph" style:parent-style-name="Standard">
      <style:text-properties officeooo:rsid="0010de17" officeooo:paragraph-rsid="0010de17"/>
    </style:style>
    <style:style style:name="P5" style:family="paragraph" style:parent-style-name="Standard">
      <style:text-properties officeooo:rsid="0011fc1a" officeooo:paragraph-rsid="0011fc1a"/>
    </style:style>
    <style:style style:name="P6" style:family="paragraph" style:parent-style-name="Standard">
      <style:text-properties officeooo:rsid="0011fc1a" officeooo:paragraph-rsid="0015eff0"/>
    </style:style>
    <style:style style:name="P7" style:family="paragraph" style:parent-style-name="Standard">
      <style:text-properties officeooo:rsid="0011fc1a" officeooo:paragraph-rsid="00189594"/>
    </style:style>
    <style:style style:name="P8" style:family="paragraph" style:parent-style-name="Standard">
      <style:text-properties officeooo:rsid="0011fc1a" officeooo:paragraph-rsid="001ba63b"/>
    </style:style>
    <style:style style:name="P9" style:family="paragraph" style:parent-style-name="Standard">
      <style:text-properties officeooo:rsid="001a77a7" officeooo:paragraph-rsid="001a77a7"/>
    </style:style>
    <style:style style:name="P10" style:family="paragraph" style:parent-style-name="Standard">
      <style:text-properties officeooo:rsid="001ba63b" officeooo:paragraph-rsid="001ba63b"/>
    </style:style>
    <style:style style:name="P11" style:family="paragraph" style:parent-style-name="Standard">
      <style:text-properties officeooo:rsid="001bf94c" officeooo:paragraph-rsid="001bf94c"/>
    </style:style>
    <style:style style:name="P12" style:family="paragraph" style:parent-style-name="Standard">
      <style:text-properties officeooo:rsid="001ce920" officeooo:paragraph-rsid="001ce920"/>
    </style:style>
    <style:style style:name="P13" style:family="paragraph" style:parent-style-name="Standard">
      <style:text-properties officeooo:rsid="001ce920" officeooo:paragraph-rsid="001d05e8"/>
    </style:style>
    <style:style style:name="P14" style:family="paragraph" style:parent-style-name="Standard">
      <style:text-properties officeooo:rsid="001d05e8" officeooo:paragraph-rsid="001d05e8"/>
    </style:style>
    <style:style style:name="P15" style:family="paragraph" style:parent-style-name="Standard">
      <style:text-properties officeooo:rsid="001e8842" officeooo:paragraph-rsid="001f2d5f"/>
    </style:style>
    <style:style style:name="P16" style:family="paragraph" style:parent-style-name="Standard">
      <style:text-properties officeooo:rsid="001f2d5f" officeooo:paragraph-rsid="001f57fa"/>
    </style:style>
    <style:style style:name="P17" style:family="paragraph" style:parent-style-name="Standard">
      <style:text-properties officeooo:rsid="001f57fa" officeooo:paragraph-rsid="001f57fa"/>
    </style:style>
    <style:style style:name="P18" style:family="paragraph" style:parent-style-name="Standard">
      <style:text-properties officeooo:rsid="0015eff0" officeooo:paragraph-rsid="00189594"/>
    </style:style>
    <style:style style:name="P19" style:family="paragraph" style:parent-style-name="Standard">
      <style:text-properties officeooo:rsid="001bf94c" officeooo:paragraph-rsid="001bf94c"/>
    </style:style>
    <style:style style:name="P20" style:family="paragraph" style:parent-style-name="Standard">
      <style:text-properties officeooo:rsid="0022a743" officeooo:paragraph-rsid="0022a743"/>
    </style:style>
    <style:style style:name="P21" style:family="paragraph" style:parent-style-name="Standard">
      <style:text-properties officeooo:rsid="0011fc1a" officeooo:paragraph-rsid="001ba63b"/>
    </style:style>
    <style:style style:name="P22" style:family="paragraph" style:parent-style-name="Standard">
      <style:text-properties officeooo:rsid="002448ce" officeooo:paragraph-rsid="002448ce"/>
    </style:style>
    <style:style style:name="P23" style:family="paragraph" style:parent-style-name="Standard">
      <style:text-properties officeooo:rsid="002606e0" officeooo:paragraph-rsid="002448ce"/>
    </style:style>
    <style:style style:name="P24" style:family="paragraph" style:parent-style-name="Standard">
      <style:text-properties officeooo:rsid="002606e0" officeooo:paragraph-rsid="002606e0"/>
    </style:style>
    <style:style style:name="P25" style:family="paragraph" style:parent-style-name="Standard">
      <style:text-properties officeooo:rsid="002698ef" officeooo:paragraph-rsid="002698ef"/>
    </style:style>
    <style:style style:name="P26" style:family="paragraph" style:parent-style-name="Standard">
      <style:text-properties officeooo:rsid="00271785" officeooo:paragraph-rsid="00271785"/>
    </style:style>
    <style:style style:name="T1" style:family="text">
      <style:text-properties officeooo:rsid="000cca68"/>
    </style:style>
    <style:style style:name="T2" style:family="text">
      <style:text-properties officeooo:rsid="000e8ecf"/>
    </style:style>
    <style:style style:name="T3" style:family="text">
      <style:text-properties fo:language="el" fo:country="GR" officeooo:rsid="000e8ecf"/>
    </style:style>
    <style:style style:name="T4" style:family="text">
      <style:text-properties officeooo:rsid="000f939d"/>
    </style:style>
    <style:style style:name="T5" style:family="text">
      <style:text-properties officeooo:rsid="0010de17"/>
    </style:style>
    <style:style style:name="T6" style:family="text">
      <style:text-properties officeooo:rsid="0011fc1a"/>
    </style:style>
    <style:style style:name="T7" style:family="text">
      <style:text-properties officeooo:rsid="00189594"/>
    </style:style>
    <style:style style:name="T8" style:family="text">
      <style:text-properties officeooo:rsid="001ba63b"/>
    </style:style>
    <style:style style:name="T9" style:family="text">
      <style:text-properties officeooo:rsid="001bf94c"/>
    </style:style>
    <style:style style:name="T10" style:family="text">
      <style:text-properties officeooo:rsid="001e8842"/>
    </style:style>
    <style:style style:name="T11" style:family="text">
      <style:text-properties officeooo:rsid="001f2d5f"/>
    </style:style>
    <style:style style:name="T12" style:family="text">
      <style:text-properties officeooo:rsid="001f57fa"/>
    </style:style>
    <style:style style:name="T13" style:family="text">
      <style:text-properties officeooo:rsid="001fc987"/>
    </style:style>
    <style:style style:name="T14" style:family="text">
      <style:text-properties officeooo:rsid="0025b024"/>
    </style:style>
    <style:style style:name="T15" style:family="text">
      <style:text-properties officeooo:rsid="0026ef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Εισαγωγή</text:p>
      <text:p text:style-name="P1"/>
      <text:p text:style-name="P1">Στη δεύτερη εργαστηριακή άσκηση καλεστήκαμε να χρησιμοποιήσουμε συνδιαστικά Streaming SIMD Extensions (SSE), MPI και Pthreads με σκοπό την παραλληλοποίηση του υπολογισμού του ω statistic, το οποίο εφαρμόζεται για ανίχνευση θετικής επιλογής σε ακολουθίες DNA. Ως κώδικας αναφοράς, χρησιμοποιήθηκε που δόθηκε απο τον διδάσκοντα του μαθήματος (φάκελος με όνομα Serial) και προχωρήσαμε στις παρακάτω υλοποίησεις</text:p>
      <text:p text:style-name="P1"/>
      <text:p text:style-name="P1">1. Παραλληλοποίηση με SSE Εντολές</text:p>
      <text:p text:style-name="P1">2. Παραλληλοποίηση με SSE Εντολές και Pthreads</text:p>
      <text:p text:style-name="P1">3. Παραλληλοποίηση με SSE Εντολές και Pthreads και MPI</text:p>
      <text:p text:style-name="P1">4 (Bonus) Παραλληλοποίηση με SSE Εντολές για διαφορετικά Memory Layout</text:p>
      <text:p text:style-name="P1"/>
      <text:p text:style-name="P1">1 Υλοποίηση</text:p>
      <text:p text:style-name="P1"/>
      <text:p text:style-name="P1">Για τον σειριακό υπολογισμό του ω statistic, χρησιμοποιήσαμε αυτούσιο τον reference code <text:span text:style-name="T2">χωρίς να πραγματοποίησουμε αλλαγές και για αυτό δεν γίνεται κάποια παραπάνω αναφορά. Παρακάτω γίνεται ανάλυση όλων των μεθόδων παραλληλοποίησης που </text:span><text:span text:style-name="T3">μελετήθηκαν</text:span><text:span text:style-name="T2"> στα πλαίσια αυτού του πρότζεκτ</text:span></text:p>
      <text:p text:style-name="P1"/>
      <text:p text:style-name="P1">1.1 SSE Εντολές</text:p>
      <text:p text:style-name="P2">Η μέθοδος παραλληλοποίησης με τη χρήση SSE Εντολών υλοποιήθηκε με τη χρήση pointers <text:span text:style-name="T2">όπως είδαμε και στις διαλέξεις. Αξίζει να σχολιάσουμε ότι επιλέξαμε την συγκεκριμένη μέθοδο σε σύγκριση με την υλοποίηση με χρήση load καθώς όπως διδαχτήκαμε είναι πιο γρήγορη. Μετά από δοκιμή στα δικά μας δεδομένα επιβεβαιώσαμε το συγκεκριμένο γεγονός αφού η χρήση των pointer οδήγησε σε λίγο πιο γρήγορο χρόνο εκτέλεσης που είναι και βασικό ζητούμενο της παραλληλοποίησης</text:span>. </text:p>
      <text:p text:style-name="P2"/>
      <text:p text:style-name="P2">΄Ολες οι μεταβλητές οι οποίες ξεκινούν με underscore συσχετίζονται με το λειτουργικό κομμάτι της SSE υλοποίησης.</text:p>
      <text:p text:style-name="P1">Δημιουργήθηκαν οι παρακάτω μεταβλητές πλάτους 128 bits.</text:p>
      <text:p text:style-name="P1"/>
      <text:p text:style-name="P3">+CODE</text:p>
      <text:p text:style-name="P3"/>
      <text:p text:style-name="P3"/>
      <text:p text:style-name="P1">Για την υλοποίηση των υπολογισμών έγιναν οι παρακάτω αλλαγές:</text:p>
      <text:p text:style-name="P1">-Αλλαγή της malloc, <text:span text:style-name="T4">free</text:span> με την _mm_malloc, _<text:span text:style-name="T4">mm_free (εντολές που χρησιμοποιούνται για ευθυγράμμιση των δεδομένων)</text:span>.</text:p>
      <text:p text:style-name="P1">-Τροποποίηση εντολών. (Σε σχόλια παρατίθενται οι εντολές στην αρχική μορφή τους και έπειτα η τροποποίηση τους)</text:p>
      <text:p text:style-name="P1"/>
      <text:p text:style-name="P3">+ CODE</text:p>
      <text:p text:style-name="P3"/>
      <text:p text:style-name="P3">Στην υλοποίηση πραγματοποιούμε loop unrolling <text:span text:style-name="T4">και jamming</text:span> στ<text:span text:style-name="T4">ις εντολές του</text:span> for-loop, με κάθε i να αναλογεί σε 4 στοιχεία. ΄Οσον αφορα την εύρεση του max, min, <text:span text:style-name="T4">avg</text:span> έχοντας ορίσει τις κατάλληλες m128 μεταβλητές πραγματοποιύμε <text:span text:style-name="T5">επιμέρους σε συγκρίσεις ανά τετράδες με SSE εντολές και στο τέλος αποθηκεύουμε σε μια global μεταβλητή την σωστή τιμή ανάλογα με την περίπτωση.</text:span></text:p>
      <text:p text:style-name="P3"/>
      <text:p text:style-name="P4">+CODE OXI AYTO POY EXEIS BALEI EINAI STA THREADS AYTO</text:p>
      <text:p text:style-name="P4"/>
      <text:p text:style-name="P4"><text:soft-page-break/>Στο τέλος, προσθέσαμε ένα κομμάτι κώδικα το οποίο για τα συγκεκριμένα δεδομένα που δοκιμάζουμε δεν πρόκειται να χρησιμοποιηθεί αλλά εισάγεται για λόγους πληρότητας, <text:span text:style-name="T6">σε περίπτωση που υπάρξει ανάγκη για δοκιμή σε άλλα δεδομένα</text:span></text:p>
      <text:p text:style-name="P4"/>
      <text:p text:style-name="P4"/>
      <text:p text:style-name="P4">for (int j = (N - N % 4); j &lt; N; j++) {</text:p>
      <text:p text:style-name="P4"><text:s text:c="12"/>float num_0 = LVec[j] + RVec[j];</text:p>
      <text:p text:style-name="P4"><text:s text:c="12"/>float num_1 = mVec[j] * (mVec[j] - 1.0f) / 2.0f;</text:p>
      <text:p text:style-name="P4"><text:s text:c="12"/>float num_2 = nVec[j] * (nVec[j] - 1.0f) / 2.0f;</text:p>
      <text:p text:style-name="P4"><text:s text:c="12"/>float num = num_0 / (num_1 + num_2);</text:p>
      <text:p text:style-name="P4"><text:s text:c="12"/>float den_0 = CVec[j] - LVec[j] - RVec[j];</text:p>
      <text:p text:style-name="P4"><text:s text:c="12"/>float den_1 = mVec[j] * nVec[j];</text:p>
      <text:p text:style-name="P4"><text:s text:c="12"/>float den = den_0 / den_1;</text:p>
      <text:p text:style-name="P4"/>
      <text:p text:style-name="P4"><text:s text:c="12"/>FVec[j] = num / (den + 0.01f);</text:p>
      <text:p text:style-name="P4"><text:s text:c="12"/>maxF = FVec[j] &gt; maxF ? FVec[j] : maxF;</text:p>
      <text:p text:style-name="P4"><text:s text:c="12"/>minF = FVec[j]&lt;minF?FVec[j]:minF;</text:p>
      <text:p text:style-name="P4"><text:s text:c="12"/>avgF += FVec[j];</text:p>
      <text:p text:style-name="P4"><text:s text:c="8"/>}</text:p>
      <text:p text:style-name="P4"/>
      <text:p text:style-name="P5">Το παραπάνω κομμάτι κώδικα θα χρησιμοποιηθεί όταν υπάρχουν σαν υπόλοιπο λιγότερα απο 4 στοιχεία όπου δεν μπορεί να εφαρμοστεί το SSE και γίνεται ένας απλός σειριακός υπολογισμός. Σε όλες τις παράλληλες υλοποιήσεις έχει εισαχθεί αντίστοιχο κομμάτι κώδικα που απευθύνεται σε όλα τα στοιχεία που υλοποιούνται σειριακά και δεν μπορούν να παραλληλοποιηθούν με βάση τους διαχωρισμούς που πραγματοποιούμε</text:p>
      <text:p text:style-name="P5"/>
      <text:p text:style-name="P5">1.2 SSE Εντολές και Pthreads</text:p>
      <text:p text:style-name="P6">Στο δέυτερο μέρος έπρεπε να παραλληλοποιήσουμε το reference code συνδιαστικά, με SSE Εντολές και Pthreads. Τα Pthreads <text:span text:style-name="T8">βασίζονται στo μοντέλο master-worker ,</text:span> δημιουργούνται στην αρχή της main και γίνονται join πριν την επιστροφή της. Στην υλοποίηση μας όσο το master thread αρχικοποιεί τις μεταβλητές μας, τα worker threads είναι σε κατάσταση busy wait και έπειτα <text:s/>το master μοιράζει στα worker threads τους υπολογισμούς. Ο συγχρονισμός των Pthreads σε κάθε iteration <text:span text:style-name="T7">του for loop</text:span> επιτυγχάνεται με τη χρήση barrier. </text:p>
      <text:p text:style-name="P6"/>
      <text:p text:style-name="P18">Στον υπάρχον κώδικα, πραγματοποιήθηκαν αρκετές αλλαγές προκειμένου να προστεθούν και τα worker threads και να πετύχουμε την λειτουργία που επιθυμούμε. </text:p>
      <text:p text:style-name="P7"/>
      <text:p text:style-name="P18">Συγκεκριμένα, προσθέσαμε τις συναρτήσεις </text:p>
      <text:p text:style-name="P18">-initializeThreadData, υπεύθυνη για αρχικοποίηση των δεδομένων ενός thread</text:p>
      <text:p text:style-name="P18">- computeOmega, υπεύθυνη για την πραγματοποίηση όλων των υπολογισμών στο κάθε thread</text:p>
      <text:p text:style-name="P18">- startThreadOperations, υπεύθυνη για την ενεργοποίηση των threads απο busy-wait σε ενεργή κατασταση</text:p>
      <text:p text:style-name="P18">- terminateWorkerThreads, υπέυθυνη για τον τερματισμό των worker threads και ένωση με το master thread</text:p>
      <text:p text:style-name="P7">-<text:span text:style-name="T7">threads υπεύθυνη για την διατήρηση των worker threads σε busy wait κατάσταση</text:span></text:p>
      <text:p text:style-name="P18"><text:s/>κατά σειρά που φαίνονται στο αρχείο. Στον παραδοτέο κώδικα, υπάρχουν αναλυτικά σχόλια, για όποια σημεία του κώδικα χρειάζονται περαιτέρω διευκρινήσεις.</text:p>
      <text:p text:style-name="P7"/>
      <text:p text:style-name="P9">Ενδεικτικά, παραθέτουμε την συνάρτηση threads που είναι ιδιαίτερα σημαντική για την υλοποίηση των worker threads </text:p>
      <text:p text:style-name="P9"/>
      <text:p text:style-name="P9">void * thread (void * x)</text:p>
      <text:p text:style-name="P9"><text:soft-page-break/>{</text:p>
      <text:p text:style-name="P9"><text:s text:c="4"/>threadData_t * currentThread = (threadData_t *) x;</text:p>
      <text:p text:style-name="P9"/>
      <text:p text:style-name="P9"><text:s text:c="4"/>int tid = currentThread-&gt;threadID;</text:p>
      <text:p text:style-name="P9"/>
      <text:p text:style-name="P9"><text:s text:c="4"/>int threads = currentThread-&gt;threadTOTAL;</text:p>
      <text:p text:style-name="P9"><text:s text:c="4"/>while(1)</text:p>
      <text:p text:style-name="P9"><text:s text:c="4"/>{</text:p>
      <text:p text:style-name="P9"><text:s text:c="8"/>__sync_synchronize();</text:p>
      <text:p text:style-name="P9"/>
      <text:p text:style-name="P9"><text:s text:c="8"/>/*</text:p>
      <text:p text:style-name="P9"><text:s text:c="9"/>* When we receive exit signal we return to terminate everything</text:p>
      <text:p text:style-name="P9"><text:s text:c="9"/>*/</text:p>
      <text:p text:style-name="P9"><text:s text:c="8"/>if(currentThread-&gt;threadOPERATION==EXIT)</text:p>
      <text:p text:style-name="P9"><text:s text:c="12"/>return NULL;</text:p>
      <text:p text:style-name="P9"/>
      <text:p text:style-name="P9"><text:s text:c="8"/>/*</text:p>
      <text:p text:style-name="P9"><text:s text:c="9"/>* All threads except master thread have access here, and when all the calculations are</text:p>
      <text:p text:style-name="P9"><text:s text:c="9"/>* done go back on BUSYWAIT CONDITION</text:p>
      <text:p text:style-name="P9"><text:s text:c="9"/>*/</text:p>
      <text:p text:style-name="P9"><text:s text:c="8"/>if(currentThread-&gt;threadOPERATION==COMPUTE_OMEGA)</text:p>
      <text:p text:style-name="P9"><text:s text:c="8"/>{</text:p>
      <text:p text:style-name="P9"><text:s text:c="12"/>computeOmega (currentThread);</text:p>
      <text:p text:style-name="P9"/>
      <text:p text:style-name="P9"><text:s text:c="12"/>currentThread-&gt;threadOPERATION=BUSYWAIT;</text:p>
      <text:p text:style-name="P9"/>
      <text:p text:style-name="P9"><text:s text:c="12"/>pthread_barrier_wait(&amp;barrier);</text:p>
      <text:p text:style-name="P9"/>
      <text:p text:style-name="P9"><text:s text:c="8"/>}</text:p>
      <text:p text:style-name="P9"><text:s text:c="4"/>}</text:p>
      <text:p text:style-name="P9"/>
      <text:p text:style-name="P9"><text:s text:c="4"/>return NULL;</text:p>
      <text:p text:style-name="P9">}</text:p>
      <text:p text:style-name="P9"/>
      <text:p text:style-name="P10"><text:span text:style-name="T9">Επιπρόσθετα, στο</text:span> κομμάτι των υπολογισμών οφείλαμε να προσαρμόσουμε <text:span text:style-name="T9">το κάθε thread έτσι ώστε να πραγματοποιεί υπολογισμούς ανεξέρτητα χωρίς να υπάρχουν conflicts και περιττοί υπολογισμοί. Όπως και στο πρώτο ερώτημα, όλα τα δεδομένα, ήταν οργανωμένα σε τετράδες για να λειτουργήσει το μοντέλο του SSE </text:span></text:p>
      <text:p text:style-name="P9"/>
      <text:p text:style-name="P9">int tasksPerThread = (N/4)/totalThreads;</text:p>
      <text:p text:style-name="P9"/>
      <text:p text:style-name="P9">int start = tasksPerThread * threadID;</text:p>
      <text:p text:style-name="P9">int stop = tasksPerThread * threadID+tasksPerThread-1;</text:p>
      <text:p text:style-name="P9"/>
      <text:p text:style-name="P11">Caption κωδικα</text:p>
      <text:p text:style-name="P11">(Οι εντολές start και stop οριοθετούν το range των υπολογισμών για το εκάστοτε thread)</text:p>
      <text:p text:style-name="P11"/>
      <text:p text:style-name="P22">ΕΕΕΕΕΕΕΕΕΕΕ</text:p>
      <text:p text:style-name="P20">Τέλος, διαφοροποιήσαμε και τα ορίσματα που δέχεται το εκτελέσιμο αρχείο αφού δίνουμε σαν δεύτερο όρισμα τον αριθμό των threads που επιθυμούμε</text:p>
      <text:p text:style-name="P8"/>
      <text:p text:style-name="P8">1.<text:span text:style-name="T8">3</text:span> SSE Εντολές, Pthreads <text:span text:style-name="T8">και MPI</text:span></text:p>
      <text:p text:style-name="P8"><text:soft-page-break/></text:p>
      <text:p text:style-name="P22">Σε συνέχεια του προηγούμενου <text:span text:style-name="T14">ερωτήματος, χρειάστηκε να προσθέσουμε κώδικα ώστε να επιτυγχαεται η δημιουργία processes και να ανταλλάσονται πληροφορίες μεταξύ τους με την χρήση του πρωτόκολλου MPI(Message Passing Interface) . Σκοπός μας και πάλι είναι να επιτυγχάνεται ακόμα μεγαλύτερη ταχύτητα στους υπολογισμούς. </text:span></text:p>
      <text:p text:style-name="P23"/>
      <text:p text:style-name="P24">Στην αρχή του κώδικα, για την επιτυχή εκτέλεση και αρχικοποίηση του MPI, χρησιμοποιήθηκαν οι παρακάτω εντολές</text:p>
      <text:p text:style-name="P24"/>
      <text:p text:style-name="P24">//Init MPI process</text:p>
      <text:p text:style-name="P24">MPI_Init(NULL, NULL);</text:p>
      <text:p text:style-name="P24"><text:s/></text:p>
      <text:p text:style-name="P24">// Get the number of processes</text:p>
      <text:p text:style-name="P24"><text:s text:c="4"/>MPI_Comm_size(MPI_COMM_WORLD, &amp;world_size);</text:p>
      <text:p text:style-name="P24"/>
      <text:p text:style-name="P24"><text:s text:c="4"/>// Get the rank of the process</text:p>
      <text:p text:style-name="P24"><text:s text:c="4"/>MPI_Comm_rank(MPI_COMM_WORLD, &amp;world_rank);</text:p>
      <text:p text:style-name="P8"/>
      <text:p text:style-name="P24">Με αυτόν τον τρόπο δημιουργούμε processes και ενημερώνονται οι βασικές μεταβλητές world_size(αριθμός processes) και world_rank(id του εκάστοτε process) που χρειαζόμαστε στην συνέχεια. <text:s/>Να σημειώσουμε ότι το world_size το περνάμε κατά την εκτέλεση του κώδικα με την εντολή mpiexec.</text:p>
      <text:p text:style-name="P24"/>
      <text:p text:style-name="P24"/>
      <text:p text:style-name="P25">Η δομή του κώδικα, είναι σε πολύ μεγάλο βαθμό ίδια με την προηγούμενη υλοποίηση με λίγες επιμέρους αλλαγές προκειμένου να ενσωματωθεί το MPI. <text:span text:style-name="T15">Αυτό οφείλεται και στο γεγονός ότι όλα τα processes μπορούν να αποθηκεύουν όλα τα δεδομένα ένω το κάθε process χρησιμοποιεί τον ίδιο αριθμό απο threads </text:span>.Μια σημαντική αλλαγή αφορά και πάλι στον διαχωρισμό των δεδομένων καθώς οφείλαμε να προχωρήσουμε στην ομοιόμορφη κατανομή <text:s/>τους.</text:p>
      <text:p text:style-name="P24"/>
      <text:p text:style-name="P24"/>
      <text:p text:style-name="P24"><text:s text:c="4"/>int MPI_proc = (N / world_size)/4; <text:s text:c="3"/>//Compute the number of processes in a world</text:p>
      <text:p text:style-name="P24"><text:s text:c="4"/>int MPI_start = world_rank * MPI_proc; <text:s/>//Find the starting point of each node</text:p>
      <text:p text:style-name="P24"/>
      <text:p text:style-name="P24"><text:s text:c="4"/>int tasksPerThread = MPI_proc/totalThreads;</text:p>
      <text:p text:style-name="P24"/>
      <text:p text:style-name="P24"><text:s text:c="4"/>int start = MPI_start + tasksPerThread * threadID;</text:p>
      <text:p text:style-name="P24"><text:s text:c="4"/>int stop = (MPI_start + tasksPerThread * threadID)+tasksPerThread-1;</text:p>
      <text:p text:style-name="P24"/>
      <text:p text:style-name="P25">Οι μεταβλητές MPI_proc, MPI_start είναι υπεύθυνες για τον υπολογισμό των στοιχείων προς υπολογισμό βάσει των processes και το σημείο εκκίνησης του κάθε process. Οι μεταβλητές start και stop λειτουργούν με την λογική του προηγούμενου ερωτήματος με τον διαχωρισμό για pthreads, ενώ προστίθεται και ενα offset(MPI_start) για την κατανομή σε όλα τα processes</text:p>
      <text:p text:style-name="P25"/>
      <text:p text:style-name="P26">Μετά το τέλος των υπολογισμών, το κάθε process έχει υπολογίσει επιμέρους τις τιμές που μας ενδιαφέρουν(min, max, avg) ενώ σαν τελευταίο βήμα μένει η σύγκριση με τα άλλα processes και ο υπολογισμός global min, max και avg. Δεσμεύουμε λοιπόν, τον απαραίτητο χώρο στην μνήμη και με χρήση της εντολής MPI_Gather συλλέγουμε συγκεντρωτικά δεδομένα απο όλα τα processes και προχωράμε σε αυτήν την σύγκριση. Να επισημάνουμε ότι οι μέθοδοι υπολογισμού είναι ίδιοι με το προηγούμενο ερώτημα. </text:p>
      <text:p text:style-name="P25"/>
      <text:p text:style-name="P25">if (world_rank == 0) {</text:p>
      <text:p text:style-name="P25"><text:soft-page-break/><text:s text:c="8"/>//Allocate space for everything we will need</text:p>
      <text:p text:style-name="P25"><text:s text:c="8"/>max_results = (float *) malloc(world_size * sizeof(float));</text:p>
      <text:p text:style-name="P25"><text:s text:c="8"/>assert(max_results != NULL);</text:p>
      <text:p text:style-name="P25"/>
      <text:p text:style-name="P25"><text:s text:c="8"/>min_results = (float *) malloc(world_size * sizeof(float));</text:p>
      <text:p text:style-name="P25"><text:s text:c="8"/>assert(min_results != NULL);</text:p>
      <text:p text:style-name="P25"/>
      <text:p text:style-name="P25"><text:s text:c="8"/>avg_results = (float *) malloc(world_size * sizeof(float));</text:p>
      <text:p text:style-name="P25"><text:s text:c="8"/>assert(avg_results != NULL);</text:p>
      <text:p text:style-name="P25"><text:s text:c="4"/>}</text:p>
      <text:p text:style-name="P25"/>
      <text:p text:style-name="P25"><text:s text:c="4"/>//Gather all max results</text:p>
      <text:p text:style-name="P25"><text:s text:c="4"/>MPI_Gather(&amp;GL_maxF, 1, MPI_FLOAT, max_results, 1, MPI_FLOAT, 0, MPI_COMM_WORLD);</text:p>
      <text:p text:style-name="P25"/>
      <text:p text:style-name="P25"><text:s text:c="4"/>//Gather all min results</text:p>
      <text:p text:style-name="P25"><text:s text:c="4"/>MPI_Gather(&amp;GL_minF, 1, MPI_FLOAT, min_results, 1, MPI_FLOAT, 0, MPI_COMM_WORLD);</text:p>
      <text:p text:style-name="P25"/>
      <text:p text:style-name="P25"><text:s text:c="4"/>//Gather all avg results</text:p>
      <text:p text:style-name="P25"><text:s text:c="4"/>MPI_Gather(&amp;GL_avgF, 1, MPI_FLOAT, avg_results, 1, MPI_FLOAT, 0, MPI_COMM_WORLD);</text:p>
      <text:p text:style-name="P24"/>
      <text:p text:style-name="P12">1.4 <text:span text:style-name="T1">SSE Εντολές </text:span>SSE<text:span text:style-name="T1"> για διαφορετικά Memory Layout</text:span></text:p>
      <text:p text:style-name="P12"/>
      <text:p text:style-name="P13">Σαν τελευταίο κομμάτι στα πλαίσια του προτζεκτ, ζητήθηκε να μελετήσουμε την χρήση εντολών SSE για διαφορετικό memory layout. <text:s/></text:p>
      <text:p text:style-name="P13">Για την καλύτερη μελέτη των διαφορετικών layout, προχωρήσαμε σε τρεις διαφορετικές υλοποιήσεις, οι οποίες βρίσκονται στα αρχεία, </text:p>
      <text:p text:style-name="P13"/>
      <text:p text:style-name="P14">-SSE-MEM-LAYOUT</text:p>
      <text:p text:style-name="P14">SSE-MEM-LAYOUT-3</text:p>
      <text:p text:style-name="P14">SSE_MEMORY_LAYOUT_6</text:p>
      <text:p text:style-name="P13"/>
      <text:p text:style-name="P14">Τα διαφορετικά memory layout αποσκοπούν στην αποφυγή των cache misses που αναπόφευκτα συμβαίνουν όταν έχουμε <text:span text:style-name="T10">δεδομένα σε</text:span> πολλούς διαφορετικούς πίνακες αποθηκευμένους σε διαφορετικές θέσεις μνήμης. Στον αρχικό μας κώδικα, έχουμε 6 διαφορετικά malloc, ένα για τον κάθε πίνακα που χρειαζόμαστε. Σε <text:span text:style-name="T10">κάθε μια απο τις υλοποιήσεις, διαφοροποίησαμε τον αριθμό απο πίνακες, με σκοπό να δούμε τι βελτίωση θα επιφέρει η κάθε περίπτωση.</text:span></text:p>
      <text:p text:style-name="P14"/>
      <text:p text:style-name="P15">Στην περίπτωση του αρχείου SSE-MEM-LAYOUT χρησιμοποιήσαμε 3 malloc, για να δεσμεύσουμε χώρο στην μνήμη για τους πίνακες LRVec, mnVec, FCVec. Η ονοματολογία των πινάκων <text:span text:style-name="T11">είναι ανάλογα με τους πίνακες που έχουν γίνει merge σε κάθε περίπτωση. Αντίστοιχα, στο αρχείο SSE-MEM-LAYOUT-3 χρειαστήκαμε 2 malloc, για τους πίνακες LRCVec, και mnFVec, ενώ στο αρχείο SSE_MEMORY_LAYOUT_6 χρειαστήκαμε 1 malloc, ενώνοντας όλους τους πίνακες σε έναν. Στα πρώτα δύο αρχεία το κριτήριο για την ένωση των πινάκων ήταν η συσχέτιση τους κατά την πραγματοποίηση υπολογισμών.</text:span></text:p>
      <text:p text:style-name="P15"/>
      <text:p text:style-name="P16">Μετά την δέσμευση μνήμης σε κάθε περίπτωση, γεμίζουμε τους πίνακες με δεδομένα <text:span text:style-name="T12">ανά τετράδες όπως φαίνεται παρακάτω στην εικόνα για μπορέσουμε να αξιοποιήσουμε τις εντολές τύπου SSE</text:span></text:p>
      <text:p text:style-name="P16"/>
      <text:p text:style-name="P17">+ΕΙΚΟΝΑ ΜΠΟΝΟΥΣ</text:p>
      <text:p text:style-name="P16"><text:soft-page-break/></text:p>
      <text:p text:style-name="P16"><text:span text:style-name="T12">Στην συνέχεια,</text:span> ανάλογα με το<text:span text:style-name="T12">ν πίνακα και το στοιχείο που επιθυμούμε πρόσβαση αλλάζουμε θέση στον στοιχείο του πίνακα. Παρακάτω δείχνουμε ένα ενδεικτικό κομμάτι κώδικα με τους υπολογισμούς απο την υλοποίηση με 3 malloc(SSE-MEM-LAYOUT)</text:span></text:p>
      <text:p text:style-name="P13"/>
      <text:p text:style-name="P13"><text:s/>for(unsigned int i=0; i&lt; 2*N/4 ;i+=2)</text:p>
      <text:p text:style-name="P13"><text:s text:c="8"/>{</text:p>
      <text:p text:style-name="P13"><text:s text:c="12"/>//Replace each statement step by step using the instructions as mentioned befor<text:span text:style-name="T13">e</text:span></text:p>
      <text:p text:style-name="P13"/>
      <text:p text:style-name="P13"><text:s text:c="12"/>//float num_0 = LVec[i] + RVec[i];</text:p>
      <text:p text:style-name="P13"><text:s text:c="12"/>temp_num_0 = _mm_add_ps(LRVec_ptr[i],LRVec_ptr[i+1]);</text:p>
      <text:p text:style-name="P13"/>
      <text:p text:style-name="P13"><text:s text:c="12"/>//float num_1 = mVec[i]*(mVec[i]-1.0f)/2.0f;</text:p>
      <text:p text:style-name="P13"><text:s text:c="12"/>temp_num_1 = _mm_sub_ps(mnVec_ptr[i], temp_one);</text:p>
      <text:p text:style-name="P13"><text:s text:c="12"/>temp_num_1 = _mm_mul_ps(mnVec_ptr[i], temp_num_1);</text:p>
      <text:p text:style-name="P13"><text:s text:c="12"/>temp_num_1 = _mm_div_ps(temp_num_1, temp_two);</text:p>
      <text:p text:style-name="P13"/>
      <text:p text:style-name="P13"/>
      <text:p text:style-name="P13"><text:s text:c="12"/>//float num_2 = nVec[i]*(nVec[i]-1.0f)/2.0f;</text:p>
      <text:p text:style-name="P13"><text:s text:c="12"/>temp_num_2 = _mm_sub_ps(mnVec_ptr[i+1], temp_one);</text:p>
      <text:p text:style-name="P13"><text:s text:c="12"/>temp_num_2 = _mm_mul_ps(mnVec_ptr[i+1], temp_num_2);</text:p>
      <text:p text:style-name="P13"><text:s text:c="12"/>temp_num_2 = _mm_div_ps(temp_num_2, temp_two);</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23:21:08.312712851</meta:creation-date>
    <dc:date>2019-06-02T22:06:40.344313989</dc:date>
    <meta:editing-duration>PT52M26S</meta:editing-duration>
    <meta:editing-cycles>9</meta:editing-cycles>
    <meta:generator>LibreOffice/6.0.7.3$Linux_X86_64 LibreOffice_project/00m0$Build-3</meta:generator>
    <meta:document-statistic meta:table-count="0" meta:image-count="0" meta:object-count="0" meta:page-count="6" meta:paragraph-count="137" meta:word-count="1642" meta:character-count="12082" meta:non-whitespace-character-count="9982"/>
  </office:meta>
</office:document-meta>
</file>